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79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472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3465a4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67" table:style-name="ta1" table:print-ranges="results67.H33:results67.H33">
        <office:forms form:automatic-focus="false" form:apply-design-mode="false"/>
        <table:shapes>
          <draw:frame draw:z-index="0" draw:style-name="gr1" draw:text-style-name="P1" svg:width="15.992cm" svg:height="9.004cm" svg:x="4.155cm" svg:y="11.953cm">
            <draw:object draw:notify-on-update-of-ranges="results67.J9:results67.J15 results67.L12:results67.L12 results67.D2:results67.D8 results67.M12:results67.M12 results67.L13:results67.L13 results67.M2:results67.M8 results67.M13:results67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seff_bench_from_internet/countdown/main 200000000</text:p>
          </table:table-cell>
          <table:table-cell office:value-type="float" office:value="2.7257631293" calcext:value-type="float">
            <text:p>2.7257631293</text:p>
          </table:table-cell>
          <table:table-cell office:value-type="float" office:value="0.034449360737544" calcext:value-type="float">
            <text:p>0.034449360737544</text:p>
          </table:table-cell>
          <table:table-cell office:value-type="float" office:value="2.7231116385" calcext:value-type="float">
            <text:p>2.7231116385</text:p>
          </table:table-cell>
          <table:table-cell office:value-type="float" office:value="2.7247966" calcext:value-type="float">
            <text:p>2.7247966</text:p>
          </table:table-cell>
          <table:table-cell office:value-type="float" office:value="0.00057992" calcext:value-type="float">
            <text:p>0.00057992</text:p>
          </table:table-cell>
          <table:table-cell office:value-type="float" office:value="2.672960356" calcext:value-type="float">
            <text:p>2.672960356</text:p>
          </table:table-cell>
          <table:table-cell office:value-type="float" office:value="2.80842099" calcext:value-type="float">
            <text:p>2.80842099</text:p>
          </table:table-cell>
          <table:table-cell/>
          <table:table-cell office:value-type="string" calcext:value-type="string">
            <text:p>libseff_bench_old/countdown/main 200000000</text:p>
          </table:table-cell>
          <table:table-cell office:value-type="float" office:value="2.8424239405" calcext:value-type="float">
            <text:p>2.8424239405</text:p>
          </table:table-cell>
          <table:table-cell office:value-type="float" office:value="0.0253350252793058" calcext:value-type="float">
            <text:p>0.0253350252793058</text:p>
          </table:table-cell>
          <table:table-cell office:value-type="float" office:value="2.835253947" calcext:value-type="float">
            <text:p>2.835253947</text:p>
          </table:table-cell>
          <table:table-cell office:value-type="float" office:value="2.84160282" calcext:value-type="float">
            <text:p>2.84160282</text:p>
          </table:table-cell>
          <table:table-cell office:value-type="float" office:value="0.00049994" calcext:value-type="float">
            <text:p>0.00049994</text:p>
          </table:table-cell>
          <table:table-cell office:value-type="float" office:value="2.817567283" calcext:value-type="float">
            <text:p>2.817567283</text:p>
          </table:table-cell>
          <table:table-cell office:value-type="float" office:value="2.936089436" calcext:value-type="float">
            <text:p>2.936089436</text:p>
          </table:table-cell>
        </table:table-row>
        <table:table-row table:style-name="ro1">
          <table:table-cell office:value-type="string" calcext:value-type="string">
            <text:p>libseff_bench_from_internet/product_early/main 100000</text:p>
          </table:table-cell>
          <table:table-cell office:value-type="float" office:value="0.13296350602" calcext:value-type="float">
            <text:p>0.13296350602</text:p>
          </table:table-cell>
          <table:table-cell office:value-type="float" office:value="0.000483270167502208" calcext:value-type="float">
            <text:p>0.000483270167502208</text:p>
          </table:table-cell>
          <table:table-cell office:value-type="float" office:value="0.132903445" calcext:value-type="float">
            <text:p>0.132903445</text:p>
          </table:table-cell>
          <table:table-cell office:value-type="float" office:value="0.13230054" calcext:value-type="float">
            <text:p>0.13230054</text:p>
          </table:table-cell>
          <table:table-cell office:value-type="float" office:value="0.0004391" calcext:value-type="float">
            <text:p>0.0004391</text:p>
          </table:table-cell>
          <table:table-cell office:value-type="float" office:value="0.131112458" calcext:value-type="float">
            <text:p>0.131112458</text:p>
          </table:table-cell>
          <table:table-cell office:value-type="float" office:value="0.134778373" calcext:value-type="float">
            <text:p>0.134778373</text:p>
          </table:table-cell>
          <table:table-cell/>
          <table:table-cell office:value-type="string" calcext:value-type="string">
            <text:p>libseff_bench_old/product_early/main 100000</text:p>
          </table:table-cell>
          <table:table-cell office:value-type="float" office:value="0.20539932952" calcext:value-type="float">
            <text:p>0.20539932952</text:p>
          </table:table-cell>
          <table:table-cell office:value-type="float" office:value="0.00102281961144023" calcext:value-type="float">
            <text:p>0.00102281961144023</text:p>
          </table:table-cell>
          <table:table-cell office:value-type="float" office:value="0.2051898645" calcext:value-type="float">
            <text:p>0.2051898645</text:p>
          </table:table-cell>
          <table:table-cell office:value-type="float" office:value="0.20484172" calcext:value-type="float">
            <text:p>0.20484172</text:p>
          </table:table-cell>
          <table:table-cell office:value-type="float" office:value="0.00035944" calcext:value-type="float">
            <text:p>0.00035944</text:p>
          </table:table-cell>
          <table:table-cell office:value-type="float" office:value="0.203790261" calcext:value-type="float">
            <text:p>0.203790261</text:p>
          </table:table-cell>
          <table:table-cell office:value-type="float" office:value="0.210127233" calcext:value-type="float">
            <text:p>0.210127233</text:p>
          </table:table-cell>
        </table:table-row>
        <table:table-row table:style-name="ro1">
          <table:table-cell office:value-type="string" calcext:value-type="string">
            <text:p>libseff_bench_from_internet/iterator/main 40000000</text:p>
          </table:table-cell>
          <table:table-cell office:value-type="float" office:value="0.2362259401" calcext:value-type="float">
            <text:p>0.2362259401</text:p>
          </table:table-cell>
          <table:table-cell office:value-type="float" office:value="0.000808547598858223" calcext:value-type="float">
            <text:p>0.000808547598858223</text:p>
          </table:table-cell>
          <table:table-cell office:value-type="float" office:value="0.236058821" calcext:value-type="float">
            <text:p>0.236058821</text:p>
          </table:table-cell>
          <table:table-cell office:value-type="float" office:value="0.23551696" calcext:value-type="float">
            <text:p>0.23551696</text:p>
          </table:table-cell>
          <table:table-cell office:value-type="float" office:value="0.00049928" calcext:value-type="float">
            <text:p>0.00049928</text:p>
          </table:table-cell>
          <table:table-cell office:value-type="float" office:value="0.234961236" calcext:value-type="float">
            <text:p>0.234961236</text:p>
          </table:table-cell>
          <table:table-cell office:value-type="float" office:value="0.238571047" calcext:value-type="float">
            <text:p>0.238571047</text:p>
          </table:table-cell>
          <table:table-cell/>
          <table:table-cell office:value-type="string" calcext:value-type="string">
            <text:p>libseff_bench_old/iterator/main 40000000</text:p>
          </table:table-cell>
          <table:table-cell office:value-type="float" office:value="0.28644721146" calcext:value-type="float">
            <text:p>0.28644721146</text:p>
          </table:table-cell>
          <table:table-cell office:value-type="float" office:value="0.00744448639987704" calcext:value-type="float">
            <text:p>0.00744448639987704</text:p>
          </table:table-cell>
          <table:table-cell office:value-type="float" office:value="0.2850694465" calcext:value-type="float">
            <text:p>0.2850694465</text:p>
          </table:table-cell>
          <table:table-cell office:value-type="float" office:value="0.28582152" calcext:value-type="float">
            <text:p>0.28582152</text:p>
          </table:table-cell>
          <table:table-cell office:value-type="float" office:value="0.0004197" calcext:value-type="float">
            <text:p>0.0004197</text:p>
          </table:table-cell>
          <table:table-cell office:value-type="float" office:value="0.281666815" calcext:value-type="float">
            <text:p>0.281666815</text:p>
          </table:table-cell>
          <table:table-cell office:value-type="float" office:value="0.333875036" calcext:value-type="float">
            <text:p>0.333875036</text:p>
          </table:table-cell>
        </table:table-row>
        <table:table-row table:style-name="ro1">
          <table:table-cell office:value-type="string" calcext:value-type="string">
            <text:p>libseff_bench_from_internet/generator/main 25</text:p>
          </table:table-cell>
          <table:table-cell office:value-type="float" office:value="0.5059377582" calcext:value-type="float">
            <text:p>0.5059377582</text:p>
          </table:table-cell>
          <table:table-cell office:value-type="float" office:value="0.00279426469237057" calcext:value-type="float">
            <text:p>0.00279426469237057</text:p>
          </table:table-cell>
          <table:table-cell office:value-type="float" office:value="0.5050474695" calcext:value-type="float">
            <text:p>0.5050474695</text:p>
          </table:table-cell>
          <table:table-cell office:value-type="float" office:value="0.50521604" calcext:value-type="float">
            <text:p>0.50521604</text:p>
          </table:table-cell>
          <table:table-cell office:value-type="float" office:value="0.00047956" calcext:value-type="float">
            <text:p>0.00047956</text:p>
          </table:table-cell>
          <table:table-cell office:value-type="float" office:value="0.503822246" calcext:value-type="float">
            <text:p>0.503822246</text:p>
          </table:table-cell>
          <table:table-cell office:value-type="float" office:value="0.517982379" calcext:value-type="float">
            <text:p>0.517982379</text:p>
          </table:table-cell>
          <table:table-cell/>
          <table:table-cell office:value-type="string" calcext:value-type="string">
            <text:p>libseff_bench_old/generator/main 25</text:p>
          </table:table-cell>
          <table:table-cell office:value-type="float" office:value="0.55627228326" calcext:value-type="float">
            <text:p>0.55627228326</text:p>
          </table:table-cell>
          <table:table-cell office:value-type="float" office:value="0.00230431484413601" calcext:value-type="float">
            <text:p>0.00230431484413601</text:p>
          </table:table-cell>
          <table:table-cell office:value-type="float" office:value="0.555905243" calcext:value-type="float">
            <text:p>0.555905243</text:p>
          </table:table-cell>
          <table:table-cell office:value-type="float" office:value="0.55578408" calcext:value-type="float">
            <text:p>0.55578408</text:p>
          </table:table-cell>
          <table:table-cell office:value-type="float" office:value="0.00023992" calcext:value-type="float">
            <text:p>0.00023992</text:p>
          </table:table-cell>
          <table:table-cell office:value-type="float" office:value="0.553396628" calcext:value-type="float">
            <text:p>0.553396628</text:p>
          </table:table-cell>
          <table:table-cell office:value-type="float" office:value="0.567915757" calcext:value-type="float">
            <text:p>0.567915757</text:p>
          </table:table-cell>
        </table:table-row>
        <table:table-row table:style-name="ro1">
          <table:table-cell office:value-type="string" calcext:value-type="string">
            <text:p>libseff_bench_from_internet/parsing_dollars/main 20000</text:p>
          </table:table-cell>
          <table:table-cell office:value-type="float" office:value="1.12668572208" calcext:value-type="float">
            <text:p>1.12668572208</text:p>
          </table:table-cell>
          <table:table-cell office:value-type="float" office:value="0.00827947005961165" calcext:value-type="float">
            <text:p>0.00827947005961165</text:p>
          </table:table-cell>
          <table:table-cell office:value-type="float" office:value="1.1245656915" calcext:value-type="float">
            <text:p>1.1245656915</text:p>
          </table:table-cell>
          <table:table-cell office:value-type="float" office:value="1.12605216" calcext:value-type="float">
            <text:p>1.12605216</text:p>
          </table:table-cell>
          <table:table-cell office:value-type="float" office:value="0.0003999" calcext:value-type="float">
            <text:p>0.0003999</text:p>
          </table:table-cell>
          <table:table-cell office:value-type="float" office:value="1.11184888" calcext:value-type="float">
            <text:p>1.11184888</text:p>
          </table:table-cell>
          <table:table-cell office:value-type="float" office:value="1.155340748" calcext:value-type="float">
            <text:p>1.155340748</text:p>
          </table:table-cell>
          <table:table-cell/>
          <table:table-cell office:value-type="string" calcext:value-type="string">
            <text:p>libseff_bench_old/parsing_dollars/main 20000</text:p>
          </table:table-cell>
          <table:table-cell office:value-type="float" office:value="1.33850198378" calcext:value-type="float">
            <text:p>1.33850198378</text:p>
          </table:table-cell>
          <table:table-cell office:value-type="float" office:value="0.0169393765775855" calcext:value-type="float">
            <text:p>0.0169393765775855</text:p>
          </table:table-cell>
          <table:table-cell office:value-type="float" office:value="1.3359759815" calcext:value-type="float">
            <text:p>1.3359759815</text:p>
          </table:table-cell>
          <table:table-cell office:value-type="float" office:value="1.33788944" calcext:value-type="float">
            <text:p>1.33788944</text:p>
          </table:table-cell>
          <table:table-cell office:value-type="float" office:value="0.00035992" calcext:value-type="float">
            <text:p>0.00035992</text:p>
          </table:table-cell>
          <table:table-cell office:value-type="float" office:value="1.309335183" calcext:value-type="float">
            <text:p>1.309335183</text:p>
          </table:table-cell>
          <table:table-cell office:value-type="float" office:value="1.4031141" calcext:value-type="float">
            <text:p>1.4031141</text:p>
          </table:table-cell>
        </table:table-row>
        <table:table-row table:style-name="ro1">
          <table:table-cell office:value-type="string" calcext:value-type="string">
            <text:p>libseff_bench_from_internet/resume_nontail/main 20000</text:p>
          </table:table-cell>
          <table:table-cell office:value-type="float" office:value="0.20941539844" calcext:value-type="float">
            <text:p>0.20941539844</text:p>
          </table:table-cell>
          <table:table-cell office:value-type="float" office:value="0.00147820988812821" calcext:value-type="float">
            <text:p>0.00147820988812821</text:p>
          </table:table-cell>
          <table:table-cell office:value-type="float" office:value="0.2090596395" calcext:value-type="float">
            <text:p>0.2090596395</text:p>
          </table:table-cell>
          <table:table-cell office:value-type="float" office:value="0.20877078" calcext:value-type="float">
            <text:p>0.20877078</text:p>
          </table:table-cell>
          <table:table-cell office:value-type="float" office:value="0.00046008" calcext:value-type="float">
            <text:p>0.00046008</text:p>
          </table:table-cell>
          <table:table-cell office:value-type="float" office:value="0.207634552" calcext:value-type="float">
            <text:p>0.207634552</text:p>
          </table:table-cell>
          <table:table-cell office:value-type="float" office:value="0.213641885" calcext:value-type="float">
            <text:p>0.213641885</text:p>
          </table:table-cell>
          <table:table-cell/>
          <table:table-cell office:value-type="string" calcext:value-type="string">
            <text:p>libseff_bench_old/resume_nontail/main 20000</text:p>
          </table:table-cell>
          <table:table-cell office:value-type="float" office:value="0.23609261476" calcext:value-type="float">
            <text:p>0.23609261476</text:p>
          </table:table-cell>
          <table:table-cell office:value-type="float" office:value="0.00671215449620157" calcext:value-type="float">
            <text:p>0.00671215449620157</text:p>
          </table:table-cell>
          <table:table-cell office:value-type="float" office:value="0.233492802" calcext:value-type="float">
            <text:p>0.233492802</text:p>
          </table:table-cell>
          <table:table-cell office:value-type="float" office:value="0.23527934" calcext:value-type="float">
            <text:p>0.23527934</text:p>
          </table:table-cell>
          <table:table-cell office:value-type="float" office:value="0.00061968" calcext:value-type="float">
            <text:p>0.00061968</text:p>
          </table:table-cell>
          <table:table-cell office:value-type="float" office:value="0.231074521" calcext:value-type="float">
            <text:p>0.231074521</text:p>
          </table:table-cell>
          <table:table-cell office:value-type="float" office:value="0.267395398" calcext:value-type="float">
            <text:p>0.267395398</text:p>
          </table:table-cell>
        </table:table-row>
        <table:table-row table:style-name="ro1">
          <table:table-cell office:value-type="string" calcext:value-type="string">
            <text:p>libseff_bench_from_internet/handler_sieve/main 60000</text:p>
          </table:table-cell>
          <table:table-cell office:value-type="float" office:value="5.6541804014" calcext:value-type="float">
            <text:p>5.6541804014</text:p>
          </table:table-cell>
          <table:table-cell office:value-type="float" office:value="0.106082336788714" calcext:value-type="float">
            <text:p>0.106082336788714</text:p>
          </table:table-cell>
          <table:table-cell office:value-type="float" office:value="5.692958711" calcext:value-type="float">
            <text:p>5.692958711</text:p>
          </table:table-cell>
          <table:table-cell office:value-type="float" office:value="5.63706882" calcext:value-type="float">
            <text:p>5.63706882</text:p>
          </table:table-cell>
          <table:table-cell office:value-type="float" office:value="0.01659958" calcext:value-type="float">
            <text:p>0.01659958</text:p>
          </table:table-cell>
          <table:table-cell office:value-type="float" office:value="5.512775343" calcext:value-type="float">
            <text:p>5.512775343</text:p>
          </table:table-cell>
          <table:table-cell office:value-type="float" office:value="5.828701753" calcext:value-type="float">
            <text:p>5.828701753</text:p>
          </table:table-cell>
          <table:table-cell/>
          <table:table-cell office:value-type="string" calcext:value-type="string">
            <text:p>libseff_bench_old/handler_sieve/main 60000</text:p>
          </table:table-cell>
          <table:table-cell office:value-type="float" office:value="8.05613729892" calcext:value-type="float">
            <text:p>8.05613729892</text:p>
          </table:table-cell>
          <table:table-cell office:value-type="float" office:value="0.155933328269952" calcext:value-type="float">
            <text:p>0.155933328269952</text:p>
          </table:table-cell>
          <table:table-cell office:value-type="float" office:value="8.0045491585" calcext:value-type="float">
            <text:p>8.0045491585</text:p>
          </table:table-cell>
          <table:table-cell office:value-type="float" office:value="8.0051148" calcext:value-type="float">
            <text:p>8.0051148</text:p>
          </table:table-cell>
          <table:table-cell office:value-type="float" office:value="0.05043828" calcext:value-type="float">
            <text:p>0.05043828</text:p>
          </table:table-cell>
          <table:table-cell office:value-type="float" office:value="7.900312384" calcext:value-type="float">
            <text:p>7.900312384</text:p>
          </table:table-cell>
          <table:table-cell office:value-type="float" office:value="8.877581932" calcext:value-type="float">
            <text:p>8.877581932</text:p>
          </table:table-cell>
        </table:table-row>
        <table:table-row table:style-name="ro1">
          <table:table-cell office:value-type="string" calcext:value-type="string">
            <text:p>libseff_bench_old/countdown/main 200000000</text:p>
          </table:table-cell>
          <table:table-cell office:value-type="float" office:value="2.8424239405" calcext:value-type="float">
            <text:p>2.8424239405</text:p>
          </table:table-cell>
          <table:table-cell office:value-type="float" office:value="0.0253350252793058" calcext:value-type="float">
            <text:p>0.0253350252793058</text:p>
          </table:table-cell>
          <table:table-cell office:value-type="float" office:value="2.835253947" calcext:value-type="float">
            <text:p>2.835253947</text:p>
          </table:table-cell>
          <table:table-cell office:value-type="float" office:value="2.84160282" calcext:value-type="float">
            <text:p>2.84160282</text:p>
          </table:table-cell>
          <table:table-cell office:value-type="float" office:value="0.00049994" calcext:value-type="float">
            <text:p>0.00049994</text:p>
          </table:table-cell>
          <table:table-cell office:value-type="float" office:value="2.817567283" calcext:value-type="float">
            <text:p>2.817567283</text:p>
          </table:table-cell>
          <table:table-cell office:value-type="float" office:value="2.936089436" calcext:value-type="float">
            <text:p>2.936089436</text:p>
          </table:table-cell>
          <table:table-cell/>
          <table:table-cell office:value-type="string" calcext:value-type="string">
            <text:p>count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seff_bench_old/product_early/main 100000</text:p>
          </table:table-cell>
          <table:table-cell office:value-type="float" office:value="0.20539932952" calcext:value-type="float">
            <text:p>0.20539932952</text:p>
          </table:table-cell>
          <table:table-cell office:value-type="float" office:value="0.00102281961144023" calcext:value-type="float">
            <text:p>0.00102281961144023</text:p>
          </table:table-cell>
          <table:table-cell office:value-type="float" office:value="0.2051898645" calcext:value-type="float">
            <text:p>0.2051898645</text:p>
          </table:table-cell>
          <table:table-cell office:value-type="float" office:value="0.20484172" calcext:value-type="float">
            <text:p>0.20484172</text:p>
          </table:table-cell>
          <table:table-cell office:value-type="float" office:value="0.00035944" calcext:value-type="float">
            <text:p>0.00035944</text:p>
          </table:table-cell>
          <table:table-cell office:value-type="float" office:value="0.203790261" calcext:value-type="float">
            <text:p>0.203790261</text:p>
          </table:table-cell>
          <table:table-cell office:value-type="float" office:value="0.210127233" calcext:value-type="float">
            <text:p>0.210127233</text:p>
          </table:table-cell>
          <table:table-cell/>
          <table:table-cell office:value-type="string" calcext:value-type="string">
            <text:p>product_ear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seff_bench_old/iterator/main 40000000</text:p>
          </table:table-cell>
          <table:table-cell office:value-type="float" office:value="0.28644721146" calcext:value-type="float">
            <text:p>0.28644721146</text:p>
          </table:table-cell>
          <table:table-cell office:value-type="float" office:value="0.00744448639987704" calcext:value-type="float">
            <text:p>0.00744448639987704</text:p>
          </table:table-cell>
          <table:table-cell office:value-type="float" office:value="0.2850694465" calcext:value-type="float">
            <text:p>0.2850694465</text:p>
          </table:table-cell>
          <table:table-cell office:value-type="float" office:value="0.28582152" calcext:value-type="float">
            <text:p>0.28582152</text:p>
          </table:table-cell>
          <table:table-cell office:value-type="float" office:value="0.0004197" calcext:value-type="float">
            <text:p>0.0004197</text:p>
          </table:table-cell>
          <table:table-cell office:value-type="float" office:value="0.281666815" calcext:value-type="float">
            <text:p>0.281666815</text:p>
          </table:table-cell>
          <table:table-cell office:value-type="float" office:value="0.333875036" calcext:value-type="float">
            <text:p>0.333875036</text:p>
          </table:table-cell>
          <table:table-cell/>
          <table:table-cell office:value-type="string" calcext:value-type="string">
            <text:p>iter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seff_bench_old/generator/main 25</text:p>
          </table:table-cell>
          <table:table-cell office:value-type="float" office:value="0.55627228326" calcext:value-type="float">
            <text:p>0.55627228326</text:p>
          </table:table-cell>
          <table:table-cell office:value-type="float" office:value="0.00230431484413601" calcext:value-type="float">
            <text:p>0.00230431484413601</text:p>
          </table:table-cell>
          <table:table-cell office:value-type="float" office:value="0.555905243" calcext:value-type="float">
            <text:p>0.555905243</text:p>
          </table:table-cell>
          <table:table-cell office:value-type="float" office:value="0.55578408" calcext:value-type="float">
            <text:p>0.55578408</text:p>
          </table:table-cell>
          <table:table-cell office:value-type="float" office:value="0.00023992" calcext:value-type="float">
            <text:p>0.00023992</text:p>
          </table:table-cell>
          <table:table-cell office:value-type="float" office:value="0.553396628" calcext:value-type="float">
            <text:p>0.553396628</text:p>
          </table:table-cell>
          <table:table-cell office:value-type="float" office:value="0.567915757" calcext:value-type="float">
            <text:p>0.567915757</text:p>
          </table:table-cell>
          <table:table-cell/>
          <table:table-cell office:value-type="string" calcext:value-type="string">
            <text:p>generator</text:p>
          </table:table-cell>
          <table:table-cell/>
          <table:table-cell office:value-type="string" calcext:value-type="string">
            <text:p>New libs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seff_bench_old/parsing_dollars/main 20000</text:p>
          </table:table-cell>
          <table:table-cell office:value-type="float" office:value="1.33850198378" calcext:value-type="float">
            <text:p>1.33850198378</text:p>
          </table:table-cell>
          <table:table-cell office:value-type="float" office:value="0.0169393765775855" calcext:value-type="float">
            <text:p>0.0169393765775855</text:p>
          </table:table-cell>
          <table:table-cell office:value-type="float" office:value="1.3359759815" calcext:value-type="float">
            <text:p>1.3359759815</text:p>
          </table:table-cell>
          <table:table-cell office:value-type="float" office:value="1.33788944" calcext:value-type="float">
            <text:p>1.33788944</text:p>
          </table:table-cell>
          <table:table-cell office:value-type="float" office:value="0.00035992" calcext:value-type="float">
            <text:p>0.00035992</text:p>
          </table:table-cell>
          <table:table-cell office:value-type="float" office:value="1.309335183" calcext:value-type="float">
            <text:p>1.309335183</text:p>
          </table:table-cell>
          <table:table-cell office:value-type="float" office:value="1.4031141" calcext:value-type="float">
            <text:p>1.4031141</text:p>
          </table:table-cell>
          <table:table-cell/>
          <table:table-cell office:value-type="string" calcext:value-type="string">
            <text:p>parsing_dollars</text:p>
          </table:table-cell>
          <table:table-cell/>
          <table:table-cell office:value-type="string" calcext:value-type="string">
            <text:p>Old libs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seff_bench_old/resume_nontail/main 20000</text:p>
          </table:table-cell>
          <table:table-cell office:value-type="float" office:value="0.23609261476" calcext:value-type="float">
            <text:p>0.23609261476</text:p>
          </table:table-cell>
          <table:table-cell office:value-type="float" office:value="0.00671215449620157" calcext:value-type="float">
            <text:p>0.00671215449620157</text:p>
          </table:table-cell>
          <table:table-cell office:value-type="float" office:value="0.233492802" calcext:value-type="float">
            <text:p>0.233492802</text:p>
          </table:table-cell>
          <table:table-cell office:value-type="float" office:value="0.23527934" calcext:value-type="float">
            <text:p>0.23527934</text:p>
          </table:table-cell>
          <table:table-cell office:value-type="float" office:value="0.00061968" calcext:value-type="float">
            <text:p>0.00061968</text:p>
          </table:table-cell>
          <table:table-cell office:value-type="float" office:value="0.231074521" calcext:value-type="float">
            <text:p>0.231074521</text:p>
          </table:table-cell>
          <table:table-cell office:value-type="float" office:value="0.267395398" calcext:value-type="float">
            <text:p>0.267395398</text:p>
          </table:table-cell>
          <table:table-cell/>
          <table:table-cell office:value-type="string" calcext:value-type="string">
            <text:p>resume_nont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seff_bench_old/handler_sieve/main 60000</text:p>
          </table:table-cell>
          <table:table-cell office:value-type="float" office:value="8.05613729892" calcext:value-type="float">
            <text:p>8.05613729892</text:p>
          </table:table-cell>
          <table:table-cell office:value-type="float" office:value="0.155933328269952" calcext:value-type="float">
            <text:p>0.155933328269952</text:p>
          </table:table-cell>
          <table:table-cell office:value-type="float" office:value="8.0045491585" calcext:value-type="float">
            <text:p>8.0045491585</text:p>
          </table:table-cell>
          <table:table-cell office:value-type="float" office:value="8.0051148" calcext:value-type="float">
            <text:p>8.0051148</text:p>
          </table:table-cell>
          <table:table-cell office:value-type="float" office:value="0.05043828" calcext:value-type="float">
            <text:p>0.05043828</text:p>
          </table:table-cell>
          <table:table-cell office:value-type="float" office:value="7.900312384" calcext:value-type="float">
            <text:p>7.900312384</text:p>
          </table:table-cell>
          <table:table-cell office:value-type="float" office:value="8.877581932" calcext:value-type="float">
            <text:p>8.877581932</text:p>
          </table:table-cell>
          <table:table-cell/>
          <table:table-cell office:value-type="string" calcext:value-type="string">
            <text:p>handler_siev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21:15:11.623076198</dc:date>
    <meta:editing-duration>PT15M13S</meta:editing-duration>
    <meta:editing-cycles>2</meta:editing-cycles>
    <meta:generator>LibreOffice/24.2.7.2$Linux_X86_64 LibreOffice_project/420$Build-2</meta:generator>
    <meta:document-statistic meta:table-count="1" meta:cell-count="1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1.973cm" svg:y="0.316cm" chart:style-name="ch2">
          <text:p>Performance of systems against selected microbenchmarks</text:p>
        </chart:title>
        <chart:subtitle svg:x="0cm" svg:y="0cm" chart:style-name="ch3">
          <text:p/>
        </chart:subtitle>
        <chart:legend chart:legend-position="end" svg:x="13.571cm" svg:y="3.954cm" style:legend-expansion="high" chart:style-name="ch4"/>
        <chart:plot-area chart:style-name="ch5" table:cell-range-address="results67.J9:results67.J15 results67.L12:results67.M12 results67.D2:results67.D8 results67.L13:results67.M13 results67.M2:results67.M8" chart:data-source-has-labels="both" svg:x="1.33cm" svg:y="1.275cm" svg:width="11.922cm" svg:height="6.569cm">
          <chart:coordinate-region svg:x="1.812cm" svg:y="1.474cm" svg:width="11.437cm" svg:height="4.194cm"/>
          <chart:axis chart:dimension="x" chart:name="primary-x" chart:style-name="ch6" chartooo:axis-type="auto">
            <chartooo:date-scale/>
            <chart:title svg:x="6.929cm" svg:y="8.024cm" chart:style-name="ch7">
              <text:p>Test</text:p>
            </chart:title>
            <chart:categories table:cell-range-address="results67.J9:results67.J15"/>
          </chart:axis>
          <chart:axis chart:dimension="y" chart:name="primary-y" chart:style-name="ch8">
            <chart:title svg:x="0.451cm" svg:y="6.071cm" chart:style-name="ch9">
              <text:p>Median runtime (ms)</text:p>
            </chart:title>
            <chart:grid chart:style-name="ch10" chart:class="major"/>
          </chart:axis>
          <chart:series chart:style-name="ch11" chart:values-cell-range-address="results67.D2:results67.D8" chart:label-cell-address="results67.L12:results67.L12" chart:class="chart:bar">
            <chart:data-point chart:repeated="7"/>
            <loext:propertry-mapping loext:property="FillColor" loext:cell-range-address="results67.M12:results67.M12"/>
          </chart:series>
          <chart:series chart:style-name="ch12" chart:values-cell-range-address="results67.M2:results67.M8" chart:label-cell-address="results67.L13:results67.L13" chart:class="chart:bar">
            <chart:data-point chart:repeated="7"/>
            <loext:propertry-mapping loext:property="FillColor" loext:cell-range-address="results67.M13:results67.M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libseff</text:p>
                <draw:g>
                  <svg:desc>results67.L12:results67.L12</svg:desc>
                </draw:g>
              </table:table-cell>
              <table:table-cell office:value-type="string">
                <text:p/>
              </table:table-cell>
              <table:table-cell office:value-type="string">
                <text:p>Old libseff</text:p>
                <draw:g>
                  <svg:desc>results67.L13:results67.L1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untdown</text:p>
                <draw:g>
                  <svg:desc>results67.J9:results67.J15</svg:desc>
                </draw:g>
              </table:table-cell>
              <table:table-cell office:value-type="float" office:value="2.7231116385">
                <text:p>2.7231116385</text:p>
                <draw:g>
                  <svg:desc>results67.D2:results67.D8</svg:desc>
                </draw:g>
              </table:table-cell>
              <table:table-cell office:value-type="float" office:value="NaN">
                <text:p>NaN</text:p>
                <draw:g>
                  <svg:desc>results67.M12:results67.M12</svg:desc>
                </draw:g>
              </table:table-cell>
              <table:table-cell office:value-type="float" office:value="2.835253947">
                <text:p>2.835253947</text:p>
                <draw:g>
                  <svg:desc>results67.M2:results67.M8</svg:desc>
                </draw:g>
              </table:table-cell>
              <table:table-cell office:value-type="float" office:value="NaN">
                <text:p>NaN</text:p>
                <draw:g>
                  <svg:desc>results67.M13:results67.M13</svg:desc>
                </draw:g>
              </table:table-cell>
            </table:table-row>
            <table:table-row>
              <table:table-cell office:value-type="string">
                <text:p>product_early</text:p>
              </table:table-cell>
              <table:table-cell office:value-type="float" office:value="0.132903445">
                <text:p>0.132903445</text:p>
              </table:table-cell>
              <table:table-cell office:value-type="float" office:value="NaN">
                <text:p>NaN</text:p>
              </table:table-cell>
              <table:table-cell office:value-type="float" office:value="0.2051898645">
                <text:p>0.2051898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erator</text:p>
              </table:table-cell>
              <table:table-cell office:value-type="float" office:value="0.236058821">
                <text:p>0.236058821</text:p>
              </table:table-cell>
              <table:table-cell office:value-type="float" office:value="NaN">
                <text:p>NaN</text:p>
              </table:table-cell>
              <table:table-cell office:value-type="float" office:value="0.2850694465">
                <text:p>0.285069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nerator</text:p>
              </table:table-cell>
              <table:table-cell office:value-type="float" office:value="0.5050474695">
                <text:p>0.5050474695</text:p>
              </table:table-cell>
              <table:table-cell office:value-type="float" office:value="NaN">
                <text:p>NaN</text:p>
              </table:table-cell>
              <table:table-cell office:value-type="float" office:value="0.555905243">
                <text:p>0.55590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sing_dollars</text:p>
              </table:table-cell>
              <table:table-cell office:value-type="float" office:value="1.1245656915">
                <text:p>1.1245656915</text:p>
              </table:table-cell>
              <table:table-cell office:value-type="float" office:value="NaN">
                <text:p>NaN</text:p>
              </table:table-cell>
              <table:table-cell office:value-type="float" office:value="1.3359759815">
                <text:p>1.3359759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ume_nontail</text:p>
              </table:table-cell>
              <table:table-cell office:value-type="float" office:value="0.2090596395">
                <text:p>0.2090596395</text:p>
              </table:table-cell>
              <table:table-cell office:value-type="float" office:value="NaN">
                <text:p>NaN</text:p>
              </table:table-cell>
              <table:table-cell office:value-type="float" office:value="0.233492802">
                <text:p>0.23349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dler_sieve</text:p>
              </table:table-cell>
              <table:table-cell office:value-type="float" office:value="5.692958711">
                <text:p>5.692958711</text:p>
              </table:table-cell>
              <table:table-cell office:value-type="float" office:value="NaN">
                <text:p>NaN</text:p>
              </table:table-cell>
              <table:table-cell office:value-type="float" office:value="8.0045491585">
                <text:p>8.00454915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